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leObj1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leObj1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1" svg:font-family="Calibri"/>
    <style:font-face style:name="Courier New" svg:font-family="'Courier New'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</style:style>
    <style:style style:name="P2" style:family="paragraph" style:parent-style-name="Standard">
      <style:paragraph-properties fo:line-height="115%" fo:text-align="start" style:justify-single-word="false"/>
      <style:text-properties fo:color="#004dbb" style:font-name="Arial" fo:font-size="11pt" fo:font-weight="bold" fo:background-color="transparent" style:font-name-asian="Arial" style:font-name-complex="Arial"/>
    </style:style>
    <style:style style:name="P3" style:family="paragraph" style:parent-style-name="Standard">
      <style:paragraph-properties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5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6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7" style:family="paragraph" style:parent-style-name="Standard">
      <style:paragraph-properties fo:line-height="115%" fo:text-align="start" style:justify-single-word="false"/>
      <style:text-properties fo:color="#3f7f5f" style:font-name="Arial" fo:font-size="11pt" fo:font-weight="bold" fo:background-color="transparent" style:font-name-asian="Arial" style:font-name-complex="Arial"/>
    </style:style>
    <style:style style:name="P8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font-name="Courier New" fo:font-size="10pt" fo:font-weight="normal" fo:background-color="transparent" style:font-name-asian="Courier New" style:font-name-complex="Courier New"/>
    </style:style>
    <style:style style:name="P10" style:family="paragraph" style:parent-style-name="Standard" style:list-style-name="L1">
      <style:paragraph-properties fo:margin-left="-0.635cm" fo:margin-right="0cm" fo:line-height="115%" fo:text-align="start" style:justify-single-word="false" fo:text-indent="0.635cm" style:auto-text-indent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T1" style:family="text">
      <style:text-properties style:use-window-font-color="true" style:font-name="Arial" fo:font-size="11pt" fo:font-weight="bold" fo:background-color="transparent" style:font-name-asian="Arial" style:font-name-complex="Arial"/>
    </style:style>
    <style:style style:name="T2" style:family="text"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T3" style:family="text">
      <style:text-properties style:use-window-font-color="true" style:font-name="Arial" fo:font-size="12pt" fo:font-weight="bold" fo:background-color="transparent" style:font-name-asian="Arial" style:font-name-complex="Arial"/>
    </style:style>
    <style:style style:name="T4" style:family="text"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out Me Part 1</text:p>
      <text:p text:style-name="P3"/>
      <text:p text:style-name="P4">Specification </text:p>
      <text:p text:style-name="P7">displays your first name and last initial, your instructor's name, and your school name on three separate lines, with a line encouraging your schools sports teams</text:p>
      <text:p text:style-name="P3"/>
      <text:p text:style-name="P1"><text:span text:style-name="T1">Algorithm</text:span><text:span text:style-name="T2"> </text:span></text:p>
      <text:list xml:id="list582987235048154706" text:style-name="L1">
        <text:list-item>
          <text:p text:style-name="P10">Println “Maximillian .R”</text:p>
        </text:list-item>
        <text:list-item>
          <text:p text:style-name="P10">Println “Mr. Bujaki”</text:p>
        </text:list-item>
        <text:list-item>
          <text:p text:style-name="P10">Println “All Saints Catholic HighSchool”</text:p>
        </text:list-item>
        <text:list-item>
          <text:p text:style-name="P10">Println “Let's Go Avalanche”</text:p>
        </text:list-item>
      </text:list>
      <text:p text:style-name="P3"/>
      <text:p text:style-name="P3"/>
      <text:p text:style-name="P4">Flowchart</text:p>
      <text:p text:style-name="P1"><draw:frame draw:style-name="fr1" draw:name="1" text:anchor-type="as-char" svg:width="7.592cm" style:rel-width="scale" svg:height="16.471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4"><text:soft-page-break/>Code Design </text:p>
      <text:p text:style-name="P5">System.out.println will be used to display the information.</text:p>
      <text:p text:style-name="P3"/>
      <text:p text:style-name="P4">Implementation </text:p>
      <text:p text:style-name="P9">refer to file Lesson1AboutMe1.java</text:p>
      <text:p text:style-name="P3"/>
      <text:p text:style-name="P1"><text:span text:style-name="T3">Testing and Debugging</text:span><text:span text:style-name="T4"> </text:span></text:p>
      <text:p text:style-name="P6">No errors were apparent in the program as the program is so short and straight forwar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1" svg:font-family="Calibri"/>
    <style:font-face style:name="Courier New" svg:font-family="'Courier New'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9T12:31:41.69</dc:date>
    <meta:editing-duration>PT8M6S</meta:editing-duration>
    <meta:editing-cycles>2</meta:editing-cycles>
    <meta:generator>OpenOffice.org/3.4.1$Win32 OpenOffice.org_project/341m1$Build-9593</meta:generator>
    <meta:document-statistic meta:table-count="0" meta:image-count="0" meta:object-count="1" meta:page-count="2" meta:paragraph-count="16" meta:word-count="86" meta:character-count="557"/>
  </office:meta>
</office:document-meta>
</file>